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3d007" officeooo:paragraph-rsid="0003d007"/>
    </style:style>
    <style:style style:name="P2" style:family="paragraph" style:parent-style-name="Standard">
      <style:text-properties officeooo:rsid="0003d007" officeooo:paragraph-rsid="00048ffa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3d007" officeooo:paragraph-rsid="0003d007" style:font-weight-asian="bold" style:font-weight-complex="bold"/>
    </style:style>
    <style:style style:name="P5" style:family="paragraph" style:parent-style-name="Standard">
      <style:text-properties officeooo:rsid="0003d007" officeooo:paragraph-rsid="0003d007"/>
    </style:style>
    <style:style style:name="P6" style:family="paragraph" style:parent-style-name="Standard">
      <style:text-properties fo:font-weight="bold" officeooo:rsid="0003d007" officeooo:paragraph-rsid="0003d007" style:font-weight-asian="bold" style:font-weight-complex="bold"/>
    </style:style>
    <style:style style:name="T1" style:family="text">
      <style:text-properties officeooo:rsid="0003d00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8ff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lculo Lambda</text:p>
      <text:p text:style-name="P4">Numerais de Charch</text:p>
      <text:p text:style-name="Standard">1 ≡ λsλz.s(z)</text:p>
      <text:p text:style-name="Standard">2 ≡ λsλz.s(s(z))</text:p>
      <text:p text:style-name="Standard">3 ≡ λsλz.s(s(s(z)))</text:p>
      <text:p text:style-name="Standard">…</text:p>
      <text:p text:style-name="Standard"/>
      <text:p text:style-name="P3">SUC = λwλyλx.y(wyx)</text:p>
      <text:p text:style-name="Standard">Por exemplo o sucessor de zero pode ser obtido aplicando a fu<text:span text:style-name="T1">nçã</text:span>o SU C na represent<text:span text:style-name="T1">çã</text:span>o</text:p>
      <text:p text:style-name="Standard">de zero:</text:p>
      <text:p text:style-name="Standard">(λwλyλx.y(wyx))(λsλz.z)</text:p>
      <text:p text:style-name="Standard">→ λyλx.y((λsλz.z)yx)</text:p>
      <text:p text:style-name="Standard">→ λyλx.y((λz.z)x)</text:p>
      <text:p text:style-name="Standard">→ λyλx.y(x)</text:p>
      <text:p text:style-name="Standard"/>
      <text:p text:style-name="P3"><text:span text:style-name="T1">A</text:span>DD = λxλyλwλu.xw(ywu)</text:p>
      <text:p text:style-name="Standard">Como exemplo podemos aplicar a fun<text:span text:style-name="T1">çã</text:span>o de adi<text:span text:style-name="T1">çã</text:span>o para os números naturais 2 e 3:</text:p>
      <text:p text:style-name="Standard">(λxλyλwλu.xw(ywu))(λsλz.s(s(z)))(λsλz.s(s(s(z))))</text:p>
      <text:p text:style-name="Standard">→ (λyλwλu.(λsλz.s(s(z)))w(ywu))(λsλz.s(s(s(z))))</text:p>
      <text:p text:style-name="Standard">→ (λyλwλu.(λz.w(w(z)))(ywu))(λsλz.s(s(s(z))))</text:p>
      <text:p text:style-name="Standard">→ (λyλwλu.w(w(ywu)))(λsλz.s(s(s(z))))</text:p>
      <text:p text:style-name="Standard">→ λwλu.w(w((λsλz.s(s(s(z))))wu))</text:p>
      <text:p text:style-name="Standard">→ λwλu.w(w((λz.w(w(w(z))))u))</text:p>
      <text:p text:style-name="Standard">→ λwλu.w(w(w(w(w(u)))))</text:p>
      <text:p text:style-name="Standard"/>
      <text:p text:style-name="Standard"/>
      <text:p text:style-name="Standard"/>
      <text:p text:style-name="Standard"/>
      <text:p text:style-name="Standard"/>
      <text:p text:style-name="P4">Booleanos</text:p>
      <text:p text:style-name="P1">V ≡ λxλy.x</text:p>
      <text:p text:style-name="P1">F ≡ λxλy.y</text:p>
      <text:p text:style-name="P1"/>
      <text:p text:style-name="P4">Lógica</text:p>
      <text:p text:style-name="P1">E = λx.λy.xy(λuλv.v)</text:p>
      <text:p text:style-name="P1">OU = λxλy.(x(λuλv.u))y</text:p>
      <text:p text:style-name="P2">N AO = λx.(x(λuλv.v))(λa.λb.a)<text:line-break/></text:p>
      <text:p text:style-name="P2"><text:span text:style-name="T3">Lambda em HASKELL</text:span><text:line-break/>zero::(a -&gt; a) -&gt; a -&gt; a</text:p>
      <text:p text:style-name="P1">zero = \s z -&gt; z</text:p>
      <text:p text:style-name="P1">um::(a -&gt; a) -&gt; a -&gt; a</text:p>
      <text:p text:style-name="P1">um = \s z -&gt; s z</text:p>
      <text:p text:style-name="P1">dois = \s z -&gt; s (s z)</text:p>
      <text:p text:style-name="P1">tres = \s z -&gt; s (s (s z))</text:p>
      <text:p text:style-name="P1">quatro = \s z -&gt; s (s (s (s z)))</text:p>
      <text:p text:style-name="P1"/>
      <text:p text:style-name="P1"/>
      <text:p text:style-name="P1">suc = \w y x -&gt; y (w y x)</text:p>
      <text:p text:style-name="P1">prede = \n f x -&gt; n (\g h -&gt; h (g f)) (\u -&gt; x) (\u -&gt; u)</text:p>
      <text:p text:style-name="P1">add = \x y w u -&gt; x w (y w u)</text:p>
      <text:p text:style-name="P1">mul = \x y w u -&gt; x (y w) u</text:p>
      <text:p text:style-name="P1"/>
      <text:p text:style-name="P1"><text:span text:style-name="T2">Arvore Binária</text:span></text:p>
      <text:p text:style-name="P1">data Arvore a = No a (Arvore a) (Arvore a) | Folha deriving Show</text:p>
      <text:p text:style-name="P1"/>
      <text:p text:style-name="P4">--Insere elemento na Arvore</text:p>
      <text:p text:style-name="P1">ins a Folha = No a Folha Folha</text:p>
      <text:p text:style-name="P1">ins a (No x esq dir) | a == x = (No x esq dir)</text:p>
      <text:p text:style-name="P1"><text:s text:c="21"/><text:tab/> <text:s text:c="7"/>| a &lt; x = (No x (ins a esq) dir)</text:p>
      <text:p text:style-name="P1"><text:s text:c="32"/>| otherwise = (No x esq (ins a dir))</text:p>
      <text:p text:style-name="P4">--listToTree</text:p>
      <text:p text:style-name="P1">listToTree ls = listToTree' Folha ls</text:p>
      <text:p text:style-name="P1">listToTree' arv [] = arv</text:p>
      <text:p text:style-name="P1">listToTree' arv (x:xs) = listToTree' (ins x arv) xs</text:p>
      <text:p text:style-name="P1"/>
      <text:p text:style-name="P4">--treeToList</text:p>
      <text:p text:style-name="P1">treeToList Folha = []</text:p>
      <text:p text:style-name="P1">treeToList (No x esq dir) = (treeToList esq) ++ [x] ++ (treeToList dir)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86cm" fo:margin-bottom="2cm" fo:margin-left="0.51cm" fo:margin-right="0.6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20:02:31.969666034</meta:creation-date>
    <dc:date>2023-11-30T09:04:48.585661375</dc:date>
    <meta:editing-duration>PT44M22S</meta:editing-duration>
    <meta:editing-cycles>3</meta:editing-cycles>
    <meta:generator>LibreOffice/7.6.2.1$Linux_X86_64 LibreOffice_project/60$Build-1</meta:generator>
    <meta:document-statistic meta:table-count="0" meta:image-count="0" meta:object-count="0" meta:page-count="1" meta:paragraph-count="54" meta:word-count="306" meta:character-count="1589" meta:non-whitespace-character-count="1277"/>
  </office:meta>
</office:document-meta>
</file>